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bb0a" officeooo:paragraph-rsid="0005bb0a" style:font-size-asian="10.5pt" style:font-size-complex="12pt"/>
    </style:style>
    <style:style style:name="P2" style:family="paragraph" style:parent-style-name="Standard">
      <style:text-properties fo:font-size="12pt" officeooo:rsid="0006a147" officeooo:paragraph-rsid="0006a147" style:font-size-asian="10.5pt" style:font-size-complex="12pt"/>
    </style:style>
    <style:style style:name="P3" style:family="paragraph" style:parent-style-name="Standard">
      <style:text-properties fo:font-size="12pt" officeooo:rsid="00098569" officeooo:paragraph-rsid="00098569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04a9b6" officeooo:paragraph-rsid="0004a9b6" style:font-size-asian="10.5pt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2pt" fo:font-weight="bold" officeooo:rsid="0004a9b6" officeooo:paragraph-rsid="0004a9b6" style:font-size-asian="10.5pt" style:font-weight-asian="bold" style:font-size-complex="12pt" style:font-weight-complex="bold"/>
    </style:style>
    <style:style style:name="T1" style:family="text">
      <style:text-properties officeooo:rsid="0006a147"/>
    </style:style>
    <style:style style:name="T2" style:family="text">
      <style:text-properties officeooo:rsid="0007a86a"/>
    </style:style>
    <style:style style:name="T3" style:family="text">
      <style:text-properties officeooo:rsid="00091df0"/>
    </style:style>
    <style:style style:name="T4" style:family="text">
      <style:text-properties officeooo:rsid="000b34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umbers and Polynomials</text:p>
      <text:p text:style-name="P4">Lecture 1</text:p>
      <text:p text:style-name="P1">N: Natural numbers. <text:span text:style-name="T1">0 doesn’t technically count.</text:span></text:p>
      <text:p text:style-name="P1">W: Whole numbers. <text:span text:style-name="T1">Includes 0</text:span></text:p>
      <text:p text:style-name="P2"><text:span text:style-name="T3">Z</text:span>: <text:span text:style-name="T2">Integers</text:span></text:p>
      <text:p text:style-name="P3">Q: Ration<text:span text:style-name="T4">a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21T15:40:21.626256051</dc:date>
    <meta:editing-cycles>9</meta:editing-cycles>
    <meta:editing-duration>P1DT8H9M59S</meta:editing-duration>
    <meta:generator>LibreOffice/6.1.5.2$Linux_X86_64 LibreOffice_project/10$Build-2</meta:generator>
    <meta:document-statistic meta:table-count="0" meta:image-count="0" meta:object-count="0" meta:page-count="1" meta:paragraph-count="6" meta:word-count="21" meta:character-count="130" meta:non-whitespace-character-count="115"/>
  </office:meta>
</office:document-meta>
</file>